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AR"/>
    </style:style>
    <style:style style:name="P2" style:family="paragraph" style:parent-style-name="Standard">
      <style:text-properties fo:language="es" fo:country="AR" officeooo:rsid="0006852d" officeooo:paragraph-rsid="0006852d"/>
    </style:style>
    <style:style style:name="P3" style:family="paragraph" style:parent-style-name="Standard">
      <style:text-properties fo:language="es" fo:country="AR" officeooo:rsid="0007d041" officeooo:paragraph-rsid="0007d041"/>
    </style:style>
    <style:style style:name="P4" style:family="paragraph" style:parent-style-name="Standard">
      <style:text-properties fo:language="es" fo:country="AR" officeooo:rsid="0007d041" officeooo:paragraph-rsid="0008916a"/>
    </style:style>
    <style:style style:name="P5" style:family="paragraph" style:parent-style-name="Standard">
      <style:text-properties fo:language="es" fo:country="AR" officeooo:rsid="0007d041" officeooo:paragraph-rsid="000a7cc1"/>
    </style:style>
    <style:style style:name="P6" style:family="paragraph" style:parent-style-name="Standard">
      <style:text-properties fo:language="es" fo:country="AR" officeooo:rsid="0007d041" officeooo:paragraph-rsid="000bdcb8"/>
    </style:style>
    <style:style style:name="P7" style:family="paragraph" style:parent-style-name="Standard">
      <style:text-properties fo:language="es" fo:country="AR" officeooo:rsid="0007d041" officeooo:paragraph-rsid="000d2074"/>
    </style:style>
    <style:style style:name="P8" style:family="paragraph" style:parent-style-name="Standard">
      <style:text-properties fo:language="es" fo:country="AR" officeooo:rsid="0008916a" officeooo:paragraph-rsid="0009388b"/>
    </style:style>
    <style:style style:name="P9" style:family="paragraph" style:parent-style-name="Standard">
      <style:text-properties fo:language="es" fo:country="AR" officeooo:paragraph-rsid="000a7cc1"/>
    </style:style>
    <style:style style:name="P10" style:family="paragraph" style:parent-style-name="Standard">
      <style:text-properties fo:language="es" fo:country="AR" officeooo:rsid="000a7cc1" officeooo:paragraph-rsid="000a7cc1"/>
    </style:style>
    <style:style style:name="P11" style:family="paragraph" style:parent-style-name="Standard">
      <style:text-properties fo:language="es" fo:country="AR" officeooo:rsid="000c255c" officeooo:paragraph-rsid="000c255c"/>
    </style:style>
    <style:style style:name="P12" style:family="paragraph" style:parent-style-name="Standard">
      <style:text-properties fo:language="es" fo:country="AR" officeooo:paragraph-rsid="000d2074"/>
    </style:style>
    <style:style style:name="P13" style:family="paragraph" style:parent-style-name="Standard">
      <style:text-properties fo:language="es" fo:country="AR" officeooo:rsid="000db529" officeooo:paragraph-rsid="000db529"/>
    </style:style>
    <style:style style:name="P14" style:family="paragraph" style:parent-style-name="Standard">
      <style:text-properties fo:language="es" fo:country="AR" officeooo:rsid="000d2074" officeooo:paragraph-rsid="000d2074"/>
    </style:style>
    <style:style style:name="P15" style:family="paragraph" style:parent-style-name="Standard">
      <style:text-properties fo:language="es" fo:country="AR" officeooo:rsid="0009388b" officeooo:paragraph-rsid="0007d041"/>
    </style:style>
    <style:style style:name="P16" style:family="paragraph" style:parent-style-name="Standard">
      <style:text-properties fo:language="es" fo:country="AR" officeooo:rsid="0009388b" officeooo:paragraph-rsid="0008916a"/>
    </style:style>
    <style:style style:name="P17" style:family="paragraph" style:parent-style-name="Standard" style:master-page-name="Standard">
      <style:paragraph-properties style:page-number="auto"/>
      <style:text-properties fo:language="es" fo:country="AR"/>
    </style:style>
    <style:style style:name="P18" style:family="paragraph" style:parent-style-name="Standard">
      <style:text-properties fo:language="es" fo:country="AR"/>
    </style:style>
    <style:style style:name="P19" style:family="paragraph" style:parent-style-name="Standard">
      <style:text-properties fo:language="es" fo:country="AR" officeooo:paragraph-rsid="000a7cc1"/>
    </style:style>
    <style:style style:name="P20" style:family="paragraph" style:parent-style-name="Standard">
      <style:text-properties fo:language="es" fo:country="AR" officeooo:paragraph-rsid="0012b32a"/>
    </style:style>
    <style:style style:name="P21" style:family="paragraph" style:parent-style-name="Standard">
      <style:text-properties fo:language="es" fo:country="AR" officeooo:rsid="0006852d" officeooo:paragraph-rsid="0012b32a"/>
    </style:style>
    <style:style style:name="P22" style:family="paragraph" style:parent-style-name="Standard">
      <style:text-properties officeooo:paragraph-rsid="0012b32a"/>
    </style:style>
    <style:style style:name="T1" style:family="text">
      <style:text-properties fo:language="es" fo:country="AR"/>
    </style:style>
    <style:style style:name="T2" style:family="text">
      <style:text-properties officeooo:rsid="0008916a"/>
    </style:style>
    <style:style style:name="T3" style:family="text">
      <style:text-properties officeooo:rsid="0009388b"/>
    </style:style>
    <style:style style:name="T4" style:family="text">
      <style:text-properties officeooo:rsid="000a7cc1"/>
    </style:style>
    <style:style style:name="T5" style:family="text">
      <style:text-properties officeooo:rsid="000c255c"/>
    </style:style>
    <style:style style:name="T6" style:family="text">
      <style:text-properties officeooo:rsid="000d2074"/>
    </style:style>
    <style:style style:name="T7" style:family="text">
      <style:text-properties officeooo:rsid="000e7e44"/>
    </style:style>
    <style:style style:name="T8" style:family="text">
      <style:text-properties officeooo:rsid="001073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Introducción</text:p>
      <text:p text:style-name="P1"/>
      <text:p text:style-name="P1">Haskell es un lenguaje de programación puramente funcional de tipado fuerte estático.</text:p>
      <text:p text:style-name="P1">Su nombre es en homenaje a Haskell Curry, a quien se debe también el nombre del lenguaje Curry y del proceso de currificación en lenguajes funcionales.</text:p>
      <text:p text:style-name="P1"/>
      <text:p text:style-name="P2">Fue diseñado por las universidades de Yale y Glasgow, con el objetivo de reunir las características de los lenguajes funcionales existentes en ese momento, entre ellos, el más destacado, Miranda. </text:p>
      <text:p text:style-name="P2"/>
      <text:p text:style-name="P20">¿Qué heredó principalmente de Miranda?</text:p>
      <text:p text:style-name="P22">#Lenguaje puramente funcional</text:p>
      <text:p text:style-name="P22">#Es un lenguaje orientado al uso comercial <text:s/>en vez de al uso académico <text:span text:style-name="T1">(uno de los objetivos principales del diseño de Miranda)</text:span></text:p>
      <text:p text:style-name="P20">#Evaluación perezosa. Los argumentos se pasan a las funciones sin evaluar.</text:p>
      <text:p text:style-name="P21"/>
      <text:p text:style-name="P21">¿Qué significa que sea puramente funcional? Básicamente, la programación, en vez de centrarse en el control del flujo y estados de tareas (programación imperativa), se enfoca en definir de antemano qué va a ser lo que queremos que suceda con el programa sin preocuparnos por los estados.</text:p>
      <text:p text:style-name="P1"/>
      <text:p text:style-name="P1">Compiladores / intérpretes:</text:p>
      <text:p text:style-name="P1">Tenemos varias maneras de implementar en Haskell, ya sea mediante compiladores a código nativo del S.O. e intépretes.</text:p>
      <text:p text:style-name="P1"/>
      <text:p text:style-name="P20">La implementación utilizada por nosotros fue GHC (de la Universidad de Glasgow):</text:p>
      <text:p text:style-name="P20">Compila a código nativo de varios S.O.</text:p>
      <text:p text:style-name="P20">Es el más popular. También compila a C. Ofrece una gran variedad de librerías, aunque muchas funcionan sólo bajo GHC.</text:p>
      <text:p text:style-name="P20"/>
      <text:p text:style-name="P1">Características <text:span text:style-name="T5">principales</text:span> del lenguaje:</text:p>
      <text:p text:style-name="P3"/>
      <text:p text:style-name="P11">#Recolección de basura</text:p>
      <text:p text:style-name="P11">#Módulos ya desarrollados</text:p>
      <text:p text:style-name="P14">#Encapsulamiento por módulos → TAD's</text:p>
      <text:p text:style-name="P12"><text:span text:style-name="T3">#</text:span>Clases de tipo <text:span text:style-name="T6">(permiten polimorfismo)</text:span></text:p>
      <text:p text:style-name="P7"><text:span text:style-name="T6">#</text:span>Evaluación perezosa</text:p>
      <text:p text:style-name="P10"># Tipado fuerte e inferencia automática de tipos</text:p>
      <text:p text:style-name="P15">#Ajuste de patrones</text:p>
      <text:p text:style-name="P3"><text:span text:style-name="T3">#</text:span>Orden superior</text:p>
      <text:p text:style-name="P16">#Lenguaje puramente funcional:</text:p>
      <text:p text:style-name="P4"><text:tab/><text:span text:style-name="T3">·</text:span>No hay secuenciación.</text:p>
      <text:p text:style-name="P8"><text:tab/>·Las variables son inmutables.</text:p>
      <text:p text:style-name="P8"><text:tab/><text:span text:style-name="T3">·</text:span>El resultado de función está determinado sólo por su entrada (no hay efectos <text:tab/>laterales). Esto que significa que para un valor de entrada sólo va a haber un <text:tab/>resultado. →<text:span text:style-name="T4"> Tiende a tener menos errores que un lenguaje imperativo.</text:span></text:p>
      <text:p text:style-name="P6"><text:s/></text:p>
      <text:p text:style-name="P6"><text:span text:style-name="T4">#Alto nivel. La semántica está más cercana al problema (el</text:span> código tiende a ser más corto <text:span text:style-name="T2">y fácil de debuggear). Esto es evidente al ver que casi siempre el problema se codifica igual que la descripción del algoritmo.</text:span></text:p>
      <text:p text:style-name="P13"><text:soft-page-break/><text:span text:style-name="T8">Es un l</text:span>enguaje sumamente veloz <text:span text:style-name="T7">en tiempo de desarrollo.</text:span></text:p>
      <text:p text:style-name="P5"/>
      <text:p text:style-name="P10">Ejemplo de implementación de quicksort:</text:p>
      <text:p text:style-name="P10">EN C++</text:p>
      <text:p text:style-name="P10"/>
      <text:p text:style-name="P10">template &lt;typename T&gt;</text:p>
      <text:p text:style-name="P10">void qsort (T *result, T *list, int n)</text:p>
      <text:p text:style-name="P10">{</text:p>
      <text:p text:style-name="P10"><text:s text:c="4"/>if (n == 0) return;</text:p>
      <text:p text:style-name="P10"><text:s text:c="4"/>T *smallerList, *largerList;</text:p>
      <text:p text:style-name="P10"><text:s text:c="4"/>smallerList = new T[n];</text:p>
      <text:p text:style-name="P10"><text:s text:c="4"/>largerList = new T[n]; <text:s text:c="5"/></text:p>
      <text:p text:style-name="P10"><text:s text:c="4"/>T pivot = list[0];</text:p>
      <text:p text:style-name="P10"><text:s text:c="4"/>int numSmaller=0, numLarger=0; <text:s text:c="5"/></text:p>
      <text:p text:style-name="P10"><text:s text:c="4"/>for (int i = 1; i &lt; n; i++)</text:p>
      <text:p text:style-name="P10"><text:s text:c="8"/>if (list[i] &lt; pivot)</text:p>
      <text:p text:style-name="P10"><text:s text:c="12"/>smallerList[numSmaller++] = list[i];</text:p>
      <text:p text:style-name="P10"><text:s text:c="8"/>else </text:p>
      <text:p text:style-name="P10"><text:s text:c="12"/>largerList[numLarger++] = list[i];</text:p>
      <text:p text:style-name="P10"><text:s text:c="4"/></text:p>
      <text:p text:style-name="P10"><text:s text:c="4"/>qsort(smallerList,smallerList,numSmaller); </text:p>
      <text:p text:style-name="P10"><text:s text:c="4"/>qsort(largerList,largerList,numLarger);</text:p>
      <text:p text:style-name="P10"><text:s text:c="4"/></text:p>
      <text:p text:style-name="P10"><text:s text:c="4"/>int pos = 0; <text:s text:c="7"/></text:p>
      <text:p text:style-name="P10"><text:s text:c="4"/>for ( int i = 0; i &lt; numSmaller; i++)</text:p>
      <text:p text:style-name="P10"><text:s text:c="8"/>result[pos++] = smallerList[i];</text:p>
      <text:p text:style-name="P10"><text:s text:c="4"/></text:p>
      <text:p text:style-name="P10"><text:s text:c="4"/>result[pos++] = pivot;</text:p>
      <text:p text:style-name="P10"><text:s text:c="4"/></text:p>
      <text:p text:style-name="P10"><text:s text:c="4"/>for ( int i = 0; i &lt; numLarger; i++)</text:p>
      <text:p text:style-name="P10"><text:s text:c="8"/>result[pos++] = largerList[i];</text:p>
      <text:p text:style-name="P10"><text:s text:c="4"/></text:p>
      <text:p text:style-name="P10"><text:s text:c="4"/>delete [] smallerList;</text:p>
      <text:p text:style-name="P10"><text:s text:c="4"/>delete [] largerList;</text:p>
      <text:p text:style-name="P10">};</text:p>
      <text:p text:style-name="P10"/>
      <text:p text:style-name="P10">En Haskell</text:p>
      <text:p text:style-name="P10"/>
      <text:p text:style-name="P10"><text:s/>qsort [] <text:s text:c="4"/>= []</text:p>
      <text:p text:style-name="P10"><text:s/>qsort (x:xs) = qsort less ++ [x] ++ qsort more</text:p>
      <text:p text:style-name="P10"><text:s text:c="5"/>where less = filter (&lt;x) <text:s/>xs</text:p>
      <text:p text:style-name="P10"><text:s text:c="11"/>more = filter (&gt;=x) xs</text:p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troducción</dc:title>
    <meta:initial-creator>Esteban</meta:initial-creator>
    <meta:creation-date>2015-05-17T23:01:00</meta:creation-date>
    <dc:creator>Esteban </dc:creator>
    <dc:date>2015-05-18T18:59:02.990775165</dc:date>
    <meta:editing-cycles>13</meta:editing-cycles>
    <meta:editing-duration>PT2H25M28S</meta:editing-duration>
    <meta:generator>LibreOffice/4.2.4.2$Linux_X86_64 LibreOffice_project/420m0$Build-2</meta:generator>
    <meta:document-statistic meta:table-count="0" meta:image-count="0" meta:object-count="0" meta:page-count="2" meta:paragraph-count="67" meta:word-count="479" meta:character-count="3187" meta:non-whitespace-character-count="2580"/>
  </office:meta>
</office:document-meta>
</file>